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3d50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paragraph-rsid="0003d508" style:font-weight-asian="normal" style:font-weight-complex="normal"/>
    </style:style>
    <style:style style:name="T1" style:family="text">
      <style:text-properties officeooo:rsid="0003d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ise en place d une nouvelle SSH-Key</text:span></text:p>
      <text:p text:style-name="P1"/>
      <text:p text:style-name="P2"/>
      <text:p text:style-name="P2"/>
      <text:p text:style-name="P2"><text:span text:style-name="T1">Aller dans GitHub :</text:span></text:p>
      <text:p text:style-name="P2"><text:span text:style-name="T1">- ecraser l’ancienne clee et en generer une nouvelle</text:span></text:p>
      <text:p text:style-name="P2">- <text:span text:style-name="T1">dans terminal→ .ssh</text:span></text:p>
      <text:p text:style-name="P2"><text:tab/><text:tab/> →<text:span text:style-name="T1">ssh-keygen puis enter *5/6 fois</text:span></text:p>
      <text:p text:style-name="P2"><text:span text:style-name="T1"><text:tab/><text:tab/> → cat id_rsa.pub</text:span></text:p>
      <text:p text:style-name="P2"><text:span text:style-name="T1">- je copie-colle et je colle cette clee <text:s/>→ dans GitHub</text:span></text:p>
      <text:p text:style-name="P2"><text:span text:style-name="T1"><text:tab/><text:tab/><text:tab/><text:tab/><text:tab/>→ dans l’intra<text:tab/> </text:span></text:p>
      <text:p text:style-name="P2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6:46:50.950804647</meta:creation-date>
    <dc:date>2022-11-15T16:52:57.941074395</dc:date>
    <meta:editing-duration>PT6M7S</meta:editing-duration>
    <meta:editing-cycles>1</meta:editing-cycles>
    <meta:document-statistic meta:table-count="0" meta:image-count="0" meta:object-count="0" meta:page-count="1" meta:paragraph-count="9" meta:word-count="46" meta:character-count="258" meta:non-whitespace-character-count="205"/>
    <meta:generator>LibreOffice/6.4.7.2$Linux_X86_64 LibreOffice_project/40$Build-2</meta:generator>
  </office:meta>
</office:document-meta>
</file>